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_hiss_dict" table:style-name="ta1">
        <table:shapes>
          <draw:frame draw:z-index="0" draw:style-name="gr1" draw:text-style-name="P1" svg:width="586.8pt" svg:height="396.03pt" svg:x="555.68pt" svg:y="15.82pt">
            <loext:p draw:notify-on-update-of-ranges="performance_hiss_dict.B2:performance_hiss_dict.B7 performance_hiss_dict.B2:performance_hiss_dict.B7 performance_hiss_dict.E2:performance_hiss_dict.E7 performance_hiss_dict.B8:performance_hiss_dict.B11 performance_hiss_dict.E8:performance_hiss_dict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12pt" svg:height="377.97pt" svg:x="561.86pt" svg:y="430.7pt">
            <loext:p draw:notify-on-update-of-ranges="performance_hiss_dict.B20:performance_hiss_dict.B25 performance_hiss_dict.E20:performance_hiss_dict.E25 performance_hiss_dict.E26:performance_hiss_dict.E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10.1pt" svg:height="400.56pt" svg:x="1177.46pt" svg:y="15.82pt">
            <loext:p draw:notify-on-update-of-ranges="performance_hiss_dict.B12:performance_hiss_dict.B17 performance_hiss_dict.E12:performance_hiss_dict.E17 performance_hiss_dict.E18:performance_hiss_dict.E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88.39pt" svg:height="362.18pt" svg:x="1186.04pt" svg:y="449.49pt">
            <loext:p draw:notify-on-update-of-ranges="performance_hiss_dict.B30:performance_hiss_dict.B35 performance_hiss_dict.E30:performance_hiss_dict.E35 performance_hiss_dict.E36:performance_hiss_dict.E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upper_bound</text:p>
          </table:table-cell>
          <table:table-cell office:value-type="string" calcext:value-type="string">
            <text:p>maximum_time</text:p>
          </table:table-cell>
          <table:table-cell office:value-type="string" calcext:value-type="string">
            <text:p>minimum_time</text:p>
          </table:table-cell>
          <table:table-cell office:value-type="string" calcext:value-type="string">
            <text:p>average_time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178337097167969" calcext:value-type="float">
            <text:p>1.78337097167969E-05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955322265625" calcext:value-type="float">
            <text:p>0.0002479553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790596008300781" calcext:value-type="float">
            <text:p>7.90596008300781E-05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878978729248" calcext:value-type="float">
            <text:p>0.0024878979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509500503540039" calcext:value-type="float">
            <text:p>0.0005095005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13751411437988" calcext:value-type="float">
            <text:p>0.0613751411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122906684875488" calcext:value-type="float">
            <text:p>0.0122906685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81350088119507" calcext:value-type="float">
            <text:p>0.5813500881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116284942626953" calcext:value-type="float">
            <text:p>0.1162849426</text:p>
          </table:table-cell>
        </table:table-row>
        <table:table-row table:style-name="ro1">
          <table:table-cell office:value-type="string" calcext:value-type="string">
            <text:p>create_dic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.50644016265869" calcext:value-type="float">
            <text:p>5.5064401627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1.16226625442505" calcext:value-type="float">
            <text:p>1.1622662544</text:p>
          </table:table-cell>
        </table:table-row>
        <table:table-row table:style-name="ro1">
          <table:table-cell office:value-type="string" calcext:value-type="string">
            <text:p>create_hiss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93388557434082" calcext:value-type="float">
            <text:p>0.0009338856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243711471557617" calcext:value-type="float">
            <text:p>0.0002437115</text:p>
          </table:table-cell>
        </table:table-row>
        <table:table-row table:style-name="ro1">
          <table:table-cell office:value-type="string" calcext:value-type="string">
            <text:p>create_hiss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13463020324707" calcext:value-type="float">
            <text:p>0.0134630203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272951126098633" calcext:value-type="float">
            <text:p>0.0027295113</text:p>
          </table:table-cell>
        </table:table-row>
        <table:table-row table:style-name="ro1">
          <table:table-cell office:value-type="string" calcext:value-type="string">
            <text:p>create_hiss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2354831695557" calcext:value-type="float">
            <text:p>0.2823548317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565319538116455" calcext:value-type="float">
            <text:p>0.0565319538</text:p>
          </table:table-cell>
        </table:table-row>
        <table:table-row table:style-name="ro1">
          <table:table-cell office:value-type="string" calcext:value-type="string">
            <text:p>create_hiss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01238799095154" calcext:value-type="float">
            <text:p>2.012387991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402506351470947" calcext:value-type="float">
            <text:p>0.4025063515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147342681884766" calcext:value-type="float">
            <text:p>1.47342681884766E-05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878219604492" calcext:value-type="float">
            <text:p>0.000120878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355243682861328" calcext:value-type="float">
            <text:p>3.55243682861328E-05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6161117553711" calcext:value-type="float">
            <text:p>0.0008561611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18162727355957" calcext:value-type="float">
            <text:p>0.0001816273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4879093170166" calcext:value-type="float">
            <text:p>0.0154879093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311717987060547" calcext:value-type="float">
            <text:p>0.0031171799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67308950424194" calcext:value-type="float">
            <text:p>0.2673089504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534711837768555" calcext:value-type="float">
            <text:p>0.0534711838</text:p>
          </table:table-cell>
        </table:table-row>
        <table:table-row table:style-name="ro1">
          <table:table-cell office:value-type="string" calcext:value-type="string">
            <text:p>del_dic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.2909660339355" calcext:value-type="float">
            <text:p>25.2909660339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5.0582022190094" calcext:value-type="float">
            <text:p>5.058202219</text:p>
          </table:table-cell>
        </table:table-row>
        <table:table-row table:style-name="ro1">
          <table:table-cell office:value-type="string" calcext:value-type="string">
            <text:p>del_hissdict</text:p>
          </table:table-cell>
          <table:table-cell office:value-type="float" office:value="100" calcext:value-type="float">
            <text:p>100</text:p>
          </table:table-cell>
          <table:table-cell office:value-type="float" office:value="0.0137250423431396" calcext:value-type="float">
            <text:p>0.0137250423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276360511779785" calcext:value-type="float">
            <text:p>0.0027636051</text:p>
          </table:table-cell>
        </table:table-row>
        <table:table-row table:style-name="ro1">
          <table:table-cell office:value-type="string" calcext:value-type="string">
            <text:p>del_hiss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952704906463623" calcext:value-type="float">
            <text:p>0.952704906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190552473068237" calcext:value-type="float">
            <text:p>0.1905524731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160694122314453" calcext:value-type="float">
            <text:p>1.60694122314453E-05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957290649414" calcext:value-type="float">
            <text:p>0.000108957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329971313476562" calcext:value-type="float">
            <text:p>3.29971313476562E-05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36014747619629" calcext:value-type="float">
            <text:p>0.008360147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168023109436035" calcext:value-type="float">
            <text:p>0.0016802311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39770412445068" calcext:value-type="float">
            <text:p>0.023977041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481362342834473" calcext:value-type="float">
            <text:p>0.0048136234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0317077636719" calcext:value-type="float">
            <text:p>0.2703170776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540790557861328" calcext:value-type="float">
            <text:p>0.0540790558</text:p>
          </table:table-cell>
        </table:table-row>
        <table:table-row table:style-name="ro1">
          <table:table-cell office:value-type="string" calcext:value-type="string">
            <text:p>get_dic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13865494728088" calcext:value-type="float">
            <text:p>2.138654947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427739667892456" calcext:value-type="float">
            <text:p>0.4277396679</text:p>
          </table:table-cell>
        </table:table-row>
        <table:table-row table:style-name="ro1">
          <table:table-cell office:value-type="string" calcext:value-type="string">
            <text:p>get_hiss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226020812988281" calcext:value-type="float">
            <text:p>0.0002260208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589847564697266" calcext:value-type="float">
            <text:p>5.89847564697266E-05</text:p>
          </table:table-cell>
        </table:table-row>
        <table:table-row table:style-name="ro1">
          <table:table-cell office:value-type="string" calcext:value-type="string">
            <text:p>get_hiss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015838623047" calcext:value-type="float">
            <text:p>0.0011701584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248432159423828" calcext:value-type="float">
            <text:p>0.0002484322</text:p>
          </table:table-cell>
        </table:table-row>
        <table:table-row table:style-name="ro1">
          <table:table-cell office:value-type="string" calcext:value-type="string">
            <text:p>get_hiss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90730094909668" calcext:value-type="float">
            <text:p>0.019073009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383338928222656" calcext:value-type="float">
            <text:p>0.0038333893</text:p>
          </table:table-cell>
        </table:table-row>
        <table:table-row table:style-name="ro1">
          <table:table-cell office:value-type="string" calcext:value-type="string">
            <text:p>get_hiss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94888114929199" calcext:value-type="float">
            <text:p>0.194888114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389889717102051" calcext:value-type="float">
            <text:p>0.0389889717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250816345214844" calcext:value-type="float">
            <text:p>2.50816345214844E-05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214099884033203" calcext:value-type="float">
            <text:p>0.00002141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5012817382813" calcext:value-type="float">
            <text:p>0.000185012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462055206298828" calcext:value-type="float">
            <text:p>4.62055206298828E-05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225090980529785" calcext:value-type="float">
            <text:p>0.002250909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466394424438477" calcext:value-type="float">
            <text:p>0.0004663944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33239841461182" calcext:value-type="float">
            <text:p>0.053323984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10675573348999" calcext:value-type="float">
            <text:p>0.0106755733</text:p>
          </table:table-cell>
        </table:table-row>
        <table:table-row table:style-name="ro1">
          <table:table-cell office:value-type="string" calcext:value-type="string">
            <text:p>iter_dic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92618799209595" calcext:value-type="float">
            <text:p>2.926187992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585246181488037" calcext:value-type="float">
            <text:p>0.5852461815</text:p>
          </table:table-cell>
        </table:table-row>
        <table:table-row table:style-name="ro1">
          <table:table-cell office:value-type="string" calcext:value-type="string">
            <text:p>iter_hissdict</text:p>
          </table:table-cell>
          <table:table-cell office:value-type="float" office:value="100" calcext:value-type="float">
            <text:p>100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192165374755859" calcext:value-type="float">
            <text:p>1.92165374755859E-05</text:p>
          </table:table-cell>
        </table:table-row>
        <table:table-row table:style-name="ro1">
          <table:table-cell office:value-type="string" calcext:value-type="string">
            <text:p>iter_hissdic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96826171875" calcext:value-type="float">
            <text:p>0.000102996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0.0000316143035888672" calcext:value-type="float">
            <text:p>3.16143035888672E-05</text:p>
          </table:table-cell>
        </table:table-row>
        <table:table-row table:style-name="ro1">
          <table:table-cell office:value-type="string" calcext:value-type="string">
            <text:p>iter_hissdic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203704833984" calcext:value-type="float">
            <text:p>0.00150203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315475463867187" calcext:value-type="float">
            <text:p>0.0003154755</text:p>
          </table:table-cell>
        </table:table-row>
        <table:table-row table:style-name="ro1">
          <table:table-cell office:value-type="string" calcext:value-type="string">
            <text:p>iter_hissdi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06470489501953" calcext:value-type="float">
            <text:p>0.02064704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413761138916016" calcext:value-type="float">
            <text:p>0.0041376114</text:p>
          </table:table-cell>
        </table:table-row>
      </table:table>
      <table:named-expressions/>
      <table:database-ranges>
        <table:database-range table:name="__Anonymous_Sheet_DB__0" table:target-range-address="performance_hiss_dict.A1:performance_hiss_dict.E4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7:17:09.32441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7:24:50.198511153</dc:date>
    <meta:editing-duration>PT30M14S</meta:editing-duration>
    <meta:editing-cycles>5</meta:editing-cycles>
    <meta:generator>LibreOffice/5.1.2.2$Linux_X86_64 LibreOffice_project/10m0$Build-2</meta:generator>
    <meta:document-statistic meta:table-count="1" meta:cell-count="1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02cm" svg:height="13.972cm" xlink:href=".." xlink:type="simple" chart:class="chart:scatter" chart:style-name="ch1">
        <chart:title svg:x="8.376cm" svg:y="0.415cm" chart:style-name="ch2">
          <text:p>Set items - runtime</text:p>
        </chart:title>
        <chart:legend svg:x="0.994cm" svg:y="0.671cm" style:legend-expansion="custom" chartooo:width="7.035cm" chartooo:height="0.659cm" style:legend-expansion-aspect-ratio="10.6752655538695" chart:style-name="ch3"/>
        <chart:plot-area chart:style-name="ch4" table:cell-range-address="performance_hiss_dict.B2:performance_hiss_dict.B7 performance_hiss_dict.E2:performance_hiss_dict.E11" chart:data-source-has-labels="both" svg:x="0.924cm" svg:y="1.09cm" svg:width="18.623cm" svg:height="12.681cm">
          <chartooo:coordinate-region svg:x="1.651cm" svg:y="1.29cm" svg:width="17.153cm" svg:height="11.834cm"/>
          <chart:axis chart:dimension="x" chart:name="primary-x" chart:style-name="ch5" chartooo:axis-type="auto">
            <chart:title svg:x="9.146cm" svg:y="13.412cm" chart:style-name="ch6">
              <text:p>size (k/v pairs)</text:p>
            </chart:title>
            <chart:categories table:cell-range-address="performance_hiss_dict.B2:performance_hiss_dict.B7"/>
          </chart:axis>
          <chart:axis chart:dimension="y" chart:name="primary-y" chart:style-name="ch7">
            <chart:title svg:x="0cm" svg:y="7.818cm" chart:style-name="ch8">
              <text:p>secs</text:p>
            </chart:title>
            <chart:grid chart:style-name="ch9" chart:class="major"/>
          </chart:axis>
          <chart:series chart:style-name="ch10" chart:values-cell-range-address="performance_hiss_dict.E2:performance_hiss_dict.E7" loext:label-string="dict" chart:class="chart:scatter">
            <chart:domain table:cell-range-address="performance_hiss_dict.B2:performance_hiss_dict.B7"/>
            <chart:data-point chart:repeated="6"/>
          </chart:series>
          <chart:series chart:style-name="ch11" chart:values-cell-range-address="performance_hiss_dict.E8:performance_hiss_dict.E11" loext:label-string="hissdict" chart:class="chart:scatter">
            <chart:domain table:cell-range-address="performance_hiss_dict.B8:performance_hiss_dict.B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ct</text:p>
              </table:table-cell>
              <table:table-cell office:value-type="string">
                <text:p>Column B</text:p>
              </table:table-cell>
              <table:table-cell office:value-type="string">
                <text:p>hissdic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erformance_hiss_dict.B2:performance_hiss_dict.B7</svg:desc>
                </draw:g>
              </table:table-cell>
              <table:table-cell office:value-type="float" office:value="100">
                <text:p>100</text:p>
                <draw:g>
                  <svg:desc>performance_hiss_dict.B2:performance_hiss_dict.B7</svg:desc>
                </draw:g>
              </table:table-cell>
              <table:table-cell office:value-type="float" office:value="0.0000178337097167969">
                <text:p>0.0000178337097167969</text:p>
                <draw:g>
                  <svg:desc>performance_hiss_dict.E2:performance_hiss_dict.E7</svg:desc>
                </draw:g>
              </table:table-cell>
              <table:table-cell office:value-type="float" office:value="100">
                <text:p>100</text:p>
                <draw:g>
                  <svg:desc>performance_hiss_dict.B8:performance_hiss_dict.B11</svg:desc>
                </draw:g>
              </table:table-cell>
              <table:table-cell office:value-type="float" office:value="0.000243711471557617">
                <text:p>0.000243711471557617</text:p>
                <draw:g>
                  <svg:desc>performance_hiss_dict.E8:performance_hiss_dict.E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790596008300781">
                <text:p>0.0000790596008300781</text:p>
              </table:table-cell>
              <table:table-cell office:value-type="float" office:value="1000">
                <text:p>1000</text:p>
              </table:table-cell>
              <table:table-cell office:value-type="float" office:value="0.00272951126098633">
                <text:p>0.002729511260986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509500503540039">
                <text:p>0.000509500503540039</text:p>
              </table:table-cell>
              <table:table-cell office:value-type="float" office:value="10000">
                <text:p>10000</text:p>
              </table:table-cell>
              <table:table-cell office:value-type="float" office:value="0.0565319538116455">
                <text:p>0.05653195381164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122906684875488">
                <text:p>0.0122906684875488</text:p>
              </table:table-cell>
              <table:table-cell office:value-type="float" office:value="100000">
                <text:p>100000</text:p>
              </table:table-cell>
              <table:table-cell office:value-type="float" office:value="0.402506351470947">
                <text:p>0.40250635147094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116284942626953">
                <text:p>0.116284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.16226625442505">
                <text:p>1.1622662544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84cm" svg:height="13.335cm" xlink:href=".." xlink:type="simple" chart:class="chart:line" chart:style-name="ch1">
        <chart:title svg:x="8.391cm" svg:y="0.402cm" chart:style-name="ch2">
          <text:p>Get items - runtime</text:p>
        </chart:title>
        <chart:legend svg:x="2.638cm" svg:y="2.084cm" style:legend-expansion="custom" chartooo:width="2.837cm" chartooo:height="0.598cm" style:legend-expansion-aspect-ratio="4.74414715719064" chart:style-name="ch3"/>
        <chart:plot-area chart:style-name="ch4" table:cell-range-address="performance_hiss_dict.B20:performance_hiss_dict.B25 performance_hiss_dict.E20:performance_hiss_dict.E29" chart:data-source-has-labels="both" svg:x="1.426cm" svg:y="1.447cm" svg:width="18.943cm" svg:height="10.641cm">
          <chartooo:coordinate-region svg:x="2.338cm" svg:y="1.646cm" svg:width="17.289cm" svg:height="9.795cm"/>
          <chart:axis chart:dimension="x" chart:name="primary-x" chart:style-name="ch5" chartooo:axis-type="auto">
            <chartooo:date-scale/>
            <chart:title svg:x="9.808cm" svg:y="12.354cm" chart:style-name="ch6">
              <text:p>size (k/v pairs)</text:p>
            </chart:title>
            <chart:categories table:cell-range-address="performance_hiss_dict.B20:performance_hiss_dict.B25"/>
          </chart:axis>
          <chart:axis chart:dimension="y" chart:name="primary-y" chart:style-name="ch5">
            <chart:title svg:x="0.395cm" svg:y="7.153cm" chart:style-name="ch7">
              <text:p>secs</text:p>
            </chart:title>
            <chart:grid chart:style-name="ch8" chart:class="major"/>
          </chart:axis>
          <chart:series chart:style-name="ch9" chart:values-cell-range-address="performance_hiss_dict.E20:performance_hiss_dict.E25" loext:label-string="dict" chart:class="chart:line">
            <chart:data-point chart:repeated="6"/>
          </chart:series>
          <chart:series chart:style-name="ch10" chart:values-cell-range-address="performance_hiss_dict.E26:performance_hiss_dict.E29" loext:label-string="hissdict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t</text:p>
              </table:table-cell>
              <table:table-cell office:value-type="string">
                <text:p>hissdic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erformance_hiss_dict.B20:performance_hiss_dict.B25</svg:desc>
                </draw:g>
              </table:table-cell>
              <table:table-cell office:value-type="float" office:value="0.0000160694122314453">
                <text:p>0.0000160694122314453</text:p>
                <draw:g>
                  <svg:desc>performance_hiss_dict.E20:performance_hiss_dict.E25</svg:desc>
                </draw:g>
              </table:table-cell>
              <table:table-cell office:value-type="float" office:value="0.0000589847564697266">
                <text:p>0.0000589847564697266</text:p>
                <draw:g>
                  <svg:desc>performance_hiss_dict.E26:performance_hiss_dict.E2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329971313476562">
                <text:p>0.0000329971313476562</text:p>
              </table:table-cell>
              <table:table-cell office:value-type="float" office:value="0.000248432159423828">
                <text:p>0.0002484321594238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68023109436035">
                <text:p>0.00168023109436035</text:p>
              </table:table-cell>
              <table:table-cell office:value-type="float" office:value="0.00383338928222656">
                <text:p>0.003833389282226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481362342834473">
                <text:p>0.00481362342834473</text:p>
              </table:table-cell>
              <table:table-cell office:value-type="float" office:value="0.0389889717102051">
                <text:p>0.038988971710205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540790557861328">
                <text:p>0.054079055786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427739667892456">
                <text:p>0.4277396678924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24cm" svg:height="14.132cm" xlink:href=".." xlink:type="simple" chart:class="chart:line" chart:style-name="ch1">
        <chart:title svg:x="8.787cm" svg:y="0.418cm" chart:style-name="ch2">
          <text:p>Del items - runtime</text:p>
        </chart:title>
        <chart:legend svg:x="1.583cm" svg:y="0.855cm" style:legend-expansion="custom" chartooo:width="4.082cm" chartooo:height="0.631cm" style:legend-expansion-aspect-ratio="6.46909667194929" chart:style-name="ch3"/>
        <chart:plot-area chart:style-name="ch4" table:cell-range-address="performance_hiss_dict.B12:performance_hiss_dict.B17 performance_hiss_dict.E12:performance_hiss_dict.E19" chart:data-source-has-labels="both" svg:x="1.441cm" svg:y="1.479cm" svg:width="19.653cm" svg:height="11.39cm">
          <chartooo:coordinate-region svg:x="1.877cm" svg:y="1.678cm" svg:width="18.474cm" svg:height="10.544cm"/>
          <chart:axis chart:dimension="x" chart:name="primary-x" chart:style-name="ch5" chartooo:axis-type="auto">
            <chartooo:date-scale/>
            <chart:title svg:x="10.178cm" svg:y="13.151cm" chart:style-name="ch6">
              <text:p>size (k/v pairs)</text:p>
            </chart:title>
            <chart:categories table:cell-range-address="performance_hiss_dict.B12:performance_hiss_dict.B17"/>
          </chart:axis>
          <chart:axis chart:dimension="y" chart:name="primary-y" chart:style-name="ch5">
            <chart:title svg:x="0.451cm" svg:y="7.562cm" chart:style-name="ch7">
              <text:p>secs</text:p>
            </chart:title>
            <chart:grid chart:style-name="ch8" chart:class="major"/>
          </chart:axis>
          <chart:series chart:style-name="ch9" chart:values-cell-range-address="performance_hiss_dict.E12:performance_hiss_dict.E17" loext:label-string="dict" chart:class="chart:line">
            <chart:data-point chart:repeated="6"/>
          </chart:series>
          <chart:series chart:style-name="ch10" chart:values-cell-range-address="performance_hiss_dict.E18:performance_hiss_dict.E19" loext:label-string="hissdict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t</text:p>
              </table:table-cell>
              <table:table-cell office:value-type="string">
                <text:p>hissdic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erformance_hiss_dict.B12:performance_hiss_dict.B17</svg:desc>
                </draw:g>
              </table:table-cell>
              <table:table-cell office:value-type="float" office:value="0.0000147342681884766">
                <text:p>0.0000147342681884766</text:p>
                <draw:g>
                  <svg:desc>performance_hiss_dict.E12:performance_hiss_dict.E17</svg:desc>
                </draw:g>
              </table:table-cell>
              <table:table-cell office:value-type="float" office:value="0.00276360511779785">
                <text:p>0.00276360511779785</text:p>
                <draw:g>
                  <svg:desc>performance_hiss_dict.E18:performance_hiss_dict.E1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190552473068237">
                <text:p>0.1905524730682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18162727355957">
                <text:p>0.00018162727355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311717987060547">
                <text:p>0.00311717987060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534711837768555">
                <text:p>0.0534711837768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0582022190094">
                <text:p>5.05820221900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58cm" svg:height="12.778cm" xlink:href=".." xlink:type="simple" chart:class="chart:line" chart:style-name="ch1">
        <chart:title svg:x="8.404cm" svg:y="0.391cm" chart:style-name="ch2">
          <text:p>Iter items - runtime</text:p>
        </chart:title>
        <chart:legend chart:legend-position="top" svg:x="8.371cm" svg:y="1.355cm" style:legend-expansion="wide" chart:style-name="ch3"/>
        <chart:plot-area chart:style-name="ch4" table:cell-range-address="performance_hiss_dict.B30:performance_hiss_dict.B35 performance_hiss_dict.E30:performance_hiss_dict.E39" chart:data-source-has-labels="both" svg:x="1.426cm" svg:y="2.208cm" svg:width="18.917cm" svg:height="9.334cm">
          <chartooo:coordinate-region svg:x="2.153cm" svg:y="2.407cm" svg:width="17.447cm" svg:height="8.488cm"/>
          <chart:axis chart:dimension="x" chart:name="primary-x" chart:style-name="ch5" chartooo:axis-type="auto">
            <chartooo:date-scale/>
            <chart:title svg:x="9.795cm" svg:y="11.797cm" chart:style-name="ch6">
              <text:p>size (k/v pairs)</text:p>
            </chart:title>
            <chart:categories table:cell-range-address="performance_hiss_dict.B30:performance_hiss_dict.B35"/>
          </chart:axis>
          <chart:axis chart:dimension="y" chart:name="primary-y" chart:style-name="ch5">
            <chart:title svg:x="0.451cm" svg:y="7.263cm" chart:style-name="ch7">
              <text:p>secs</text:p>
            </chart:title>
            <chart:grid chart:style-name="ch8" chart:class="major"/>
          </chart:axis>
          <chart:series chart:style-name="ch9" chart:values-cell-range-address="performance_hiss_dict.E30:performance_hiss_dict.E35" loext:label-string="dict" chart:class="chart:line">
            <chart:data-point chart:repeated="6"/>
          </chart:series>
          <chart:series chart:style-name="ch10" chart:values-cell-range-address="performance_hiss_dict.E36:performance_hiss_dict.E39" loext:label-string="hissdict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t</text:p>
              </table:table-cell>
              <table:table-cell office:value-type="string">
                <text:p>hissdic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erformance_hiss_dict.B30:performance_hiss_dict.B35</svg:desc>
                </draw:g>
              </table:table-cell>
              <table:table-cell office:value-type="float" office:value="0.0000250816345214844">
                <text:p>0.0000250816345214844</text:p>
                <draw:g>
                  <svg:desc>performance_hiss_dict.E30:performance_hiss_dict.E35</svg:desc>
                </draw:g>
              </table:table-cell>
              <table:table-cell office:value-type="float" office:value="0.0000192165374755859">
                <text:p>0.0000192165374755859</text:p>
                <draw:g>
                  <svg:desc>performance_hiss_dict.E36:performance_hiss_dict.E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214099884033203">
                <text:p>0.0000214099884033203</text:p>
              </table:table-cell>
              <table:table-cell office:value-type="float" office:value="0.0000316143035888672">
                <text:p>0.00003161430358886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462055206298828">
                <text:p>0.0000462055206298828</text:p>
              </table:table-cell>
              <table:table-cell office:value-type="float" office:value="0.000315475463867187">
                <text:p>0.0003154754638671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466394424438477">
                <text:p>0.000466394424438477</text:p>
              </table:table-cell>
              <table:table-cell office:value-type="float" office:value="0.00413761138916016">
                <text:p>0.00413761138916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0675573348999">
                <text:p>0.01067557334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85246181488037">
                <text:p>0.5852461814880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